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137" calcext:value-type="float">
            <text:p><text:s text:c="3"/>13,137</text:p>
          </table:table-cell>
          <table:table-cell table:style-name="ce65" office:value-type="float" office:value="12629" calcext:value-type="float">
            <text:p><text:s text:c="3"/>12,629</text:p>
          </table:table-cell>
          <table:table-cell table:style-name="ce65" office:value-type="float" office:value="508" calcext:value-type="float">
            <text:p><text:s text:c="3"/>50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66" calcext:value-type="float">
            <text:p><text:s text:c="3"/>12,466</text:p>
          </table:table-cell>
          <table:table-cell table:style-name="ce65" office:value-type="float" office:value="187" calcext:value-type="float">
            <text:p><text:s text:c="3"/>187</text:p>
          </table:table-cell>
          <table:table-cell table:style-name="ce65" office:value-type="float" office:value="484" calcext:value-type="float">
            <text:p><text:s text:c="3"/>484</text:p>
          </table:table-cell>
          <table:table-cell table:style-name="ce65" office:value-type="float" office:value="12935" calcext:value-type="float">
            <text:p><text:s text:c="3"/>12,935</text:p>
          </table:table-cell>
          <table:table-cell table:style-name="ce65" office:value-type="float" office:value="48" calcext:value-type="float">
            <text:p><text:s text:c="3"/>48</text:p>
          </table:table-cell>
          <table:table-cell table:style-name="ce108" office:value-type="float" office:value="154" calcext:value-type="float">
            <text:p><text:s text:c="3"/>1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878" calcext:value-type="float">
            <text:p><text:s text:c="3"/>6,878</text:p>
          </table:table-cell>
          <table:table-cell table:style-name="ce66" office:value-type="float" office:value="6614" calcext:value-type="float">
            <text:p><text:s text:c="3"/>6,614</text:p>
          </table:table-cell>
          <table:table-cell table:style-name="ce66" office:value-type="float" office:value="264" calcext:value-type="float">
            <text:p><text:s text:c="3"/>26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520" calcext:value-type="float">
            <text:p><text:s text:c="3"/>6,520</text:p>
          </table:table-cell>
          <table:table-cell table:style-name="ce66" office:value-type="float" office:value="105" calcext:value-type="float">
            <text:p><text:s text:c="3"/>105</text:p>
          </table:table-cell>
          <table:table-cell table:style-name="ce66" office:value-type="float" office:value="253" calcext:value-type="float">
            <text:p><text:s text:c="3"/>253</text:p>
          </table:table-cell>
          <table:table-cell table:style-name="ce66" office:value-type="float" office:value="6766" calcext:value-type="float">
            <text:p><text:s text:c="3"/>6,766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83" calcext:value-type="float">
            <text:p><text:s text:c="3"/>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259" calcext:value-type="float">
            <text:p><text:s text:c="3"/>6,259</text:p>
          </table:table-cell>
          <table:table-cell table:style-name="ce66" office:value-type="float" office:value="6015" calcext:value-type="float">
            <text:p><text:s text:c="3"/>6,015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46" calcext:value-type="float">
            <text:p><text:s text:c="3"/>5,946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231" calcext:value-type="float">
            <text:p><text:s text:c="3"/>231</text:p>
          </table:table-cell>
          <table:table-cell table:style-name="ce66" office:value-type="float" office:value="6169" calcext:value-type="float">
            <text:p><text:s text:c="3"/>6,16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17" calcext:value-type="float">
            <text:p><text:s text:c="3"/>9,617</text:p>
          </table:table-cell>
          <table:table-cell table:style-name="ce65" office:value-type="float" office:value="9212" calcext:value-type="float">
            <text:p><text:s text:c="3"/>9,212</text:p>
          </table:table-cell>
          <table:table-cell table:style-name="ce65" office:value-type="float" office:value="405" calcext:value-type="float">
            <text:p><text:s text:c="3"/>4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142" calcext:value-type="float">
            <text:p><text:s text:c="3"/>9,142</text:p>
          </table:table-cell>
          <table:table-cell table:style-name="ce65" office:value-type="float" office:value="137" calcext:value-type="float">
            <text:p><text:s text:c="3"/>137</text:p>
          </table:table-cell>
          <table:table-cell table:style-name="ce65" office:value-type="float" office:value="338" calcext:value-type="float">
            <text:p><text:s text:c="3"/>338</text:p>
          </table:table-cell>
          <table:table-cell table:style-name="ce65" office:value-type="float" office:value="9482" calcext:value-type="float">
            <text:p><text:s text:c="3"/>9,482</text:p>
          </table:table-cell>
          <table:table-cell table:style-name="ce65" office:value-type="float" office:value="37" calcext:value-type="float">
            <text:p><text:s text:c="3"/>37</text:p>
          </table:table-cell>
          <table:table-cell table:style-name="ce108" office:value-type="float" office:value="98" calcext:value-type="float">
            <text:p><text:s text:c="3"/>9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41" calcext:value-type="float">
            <text:p><text:s text:c="3"/>4,941</text:p>
          </table:table-cell>
          <table:table-cell table:style-name="ce66" office:value-type="float" office:value="4725" calcext:value-type="float">
            <text:p><text:s text:c="3"/>4,725</text:p>
          </table:table-cell>
          <table:table-cell table:style-name="ce66" office:value-type="float" office:value="216" calcext:value-type="float">
            <text:p><text:s text:c="3"/>21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97" calcext:value-type="float">
            <text:p><text:s text:c="3"/>4,697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4877" calcext:value-type="float">
            <text:p><text:s text:c="3"/>4,877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76" calcext:value-type="float">
            <text:p><text:s text:c="3"/>4,676</text:p>
          </table:table-cell>
          <table:table-cell table:style-name="ce66" office:value-type="float" office:value="4487" calcext:value-type="float">
            <text:p><text:s text:c="3"/>4,487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5" calcext:value-type="float">
            <text:p><text:s text:c="3"/>4,445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168" calcext:value-type="float">
            <text:p><text:s text:c="3"/>168</text:p>
          </table:table-cell>
          <table:table-cell table:style-name="ce66" office:value-type="float" office:value="4605" calcext:value-type="float">
            <text:p><text:s text:c="3"/>4,605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3" calcext:value-type="float">
            <text:p><text:s text:c="3"/>53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788" calcext:value-type="float">
            <text:p><text:s text:c="3"/>12,788</text:p>
          </table:table-cell>
          <table:table-cell table:style-name="ce65" office:value-type="float" office:value="12284" calcext:value-type="float">
            <text:p><text:s text:c="3"/>12,284</text:p>
          </table:table-cell>
          <table:table-cell table:style-name="ce65" office:value-type="float" office:value="504" calcext:value-type="float">
            <text:p><text:s text:c="3"/>50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103" calcext:value-type="float">
            <text:p><text:s text:c="3"/>12,103</text:p>
          </table:table-cell>
          <table:table-cell table:style-name="ce65" office:value-type="float" office:value="185" calcext:value-type="float">
            <text:p><text:s text:c="3"/>185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12597" calcext:value-type="float">
            <text:p><text:s text:c="3"/>12,597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672" calcext:value-type="float">
            <text:p><text:s text:c="3"/>6,672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303" calcext:value-type="float">
            <text:p><text:s text:c="3"/>6,303</text:p>
          </table:table-cell>
          <table:table-cell table:style-name="ce66" office:value-type="float" office:value="106" calcext:value-type="float">
            <text:p><text:s text:c="3"/>106</text:p>
          </table:table-cell>
          <table:table-cell table:style-name="ce66" office:value-type="float" office:value="263" calcext:value-type="float">
            <text:p><text:s text:c="3"/>263</text:p>
          </table:table-cell>
          <table:table-cell table:style-name="ce66" office:value-type="float" office:value="6581" calcext:value-type="float">
            <text:p><text:s text:c="3"/>6,581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4" calcext:value-type="float">
            <text:p><text:s text:c="3"/>6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116" calcext:value-type="float">
            <text:p><text:s text:c="3"/>6,116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250" calcext:value-type="float">
            <text:p><text:s text:c="3"/>25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00" calcext:value-type="float">
            <text:p><text:s text:c="3"/>5,800</text:p>
          </table:table-cell>
          <table:table-cell table:style-name="ce66" office:value-type="float" office:value="79" calcext:value-type="float">
            <text:p><text:s text:c="3"/>79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016" calcext:value-type="float">
            <text:p><text:s text:c="3"/>6,01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22" calcext:value-type="float">
            <text:p><text:s text:c="3"/>11,222</text:p>
          </table:table-cell>
          <table:table-cell table:style-name="ce65" office:value-type="float" office:value="10740" calcext:value-type="float">
            <text:p><text:s text:c="3"/>10,740</text:p>
          </table:table-cell>
          <table:table-cell table:style-name="ce65" office:value-type="float" office:value="482" calcext:value-type="float">
            <text:p><text:s text:c="3"/>48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07" calcext:value-type="float">
            <text:p><text:s text:c="3"/>10,707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1063" calcext:value-type="float">
            <text:p><text:s text:c="3"/>11,063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08" calcext:value-type="float">
            <text:p><text:s text:c="3"/>5,808</text:p>
          </table:table-cell>
          <table:table-cell table:style-name="ce66" office:value-type="float" office:value="5581" calcext:value-type="float">
            <text:p><text:s text:c="3"/>5,581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47" calcext:value-type="float">
            <text:p><text:s text:c="3"/>5,54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177" calcext:value-type="float">
            <text:p><text:s text:c="3"/>177</text:p>
          </table:table-cell>
          <table:table-cell table:style-name="ce66" office:value-type="float" office:value="5727" calcext:value-type="float">
            <text:p><text:s text:c="3"/>5,727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14" calcext:value-type="float">
            <text:p><text:s text:c="3"/>5,414</text:p>
          </table:table-cell>
          <table:table-cell table:style-name="ce66" office:value-type="float" office:value="5159" calcext:value-type="float">
            <text:p><text:s text:c="3"/>5,159</text:p>
          </table:table-cell>
          <table:table-cell table:style-name="ce66" office:value-type="float" office:value="255" calcext:value-type="float">
            <text:p><text:s text:c="3"/>25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60" calcext:value-type="float">
            <text:p><text:s text:c="3"/>5,160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9" calcext:value-type="float">
            <text:p><text:s text:c="3"/>179</text:p>
          </table:table-cell>
          <table:table-cell table:style-name="ce66" office:value-type="float" office:value="5336" calcext:value-type="float">
            <text:p><text:s text:c="3"/>5,336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57" calcext:value-type="float">
            <text:p><text:s text:c="3"/>5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42" calcext:value-type="float">
            <text:p><text:s text:c="3"/>9,442</text:p>
          </table:table-cell>
          <table:table-cell table:style-name="ce65" office:value-type="float" office:value="9093" calcext:value-type="float">
            <text:p><text:s text:c="3"/>9,093</text:p>
          </table:table-cell>
          <table:table-cell table:style-name="ce65" office:value-type="float" office:value="349" calcext:value-type="float">
            <text:p><text:s text:c="3"/>34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13" calcext:value-type="float">
            <text:p><text:s text:c="3"/>9,013</text:p>
          </table:table-cell>
          <table:table-cell table:style-name="ce65" office:value-type="float" office:value="112" calcext:value-type="float">
            <text:p><text:s text:c="3"/>112</text:p>
          </table:table-cell>
          <table:table-cell table:style-name="ce65" office:value-type="float" office:value="317" calcext:value-type="float">
            <text:p><text:s text:c="3"/>317</text:p>
          </table:table-cell>
          <table:table-cell table:style-name="ce65" office:value-type="float" office:value="9302" calcext:value-type="float">
            <text:p><text:s text:c="3"/>9,302</text:p>
          </table:table-cell>
          <table:table-cell table:style-name="ce65" office:value-type="float" office:value="32" calcext:value-type="float">
            <text:p><text:s text:c="3"/>32</text:p>
          </table:table-cell>
          <table:table-cell table:style-name="ce108" office:value-type="float" office:value="108" calcext:value-type="float">
            <text:p><text:s text:c="3"/>10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97" calcext:value-type="float">
            <text:p><text:s text:c="3"/>4,897</text:p>
          </table:table-cell>
          <table:table-cell table:style-name="ce66" office:value-type="float" office:value="4713" calcext:value-type="float">
            <text:p><text:s text:c="3"/>4,713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60" calcext:value-type="float">
            <text:p><text:s text:c="3"/>4,660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4816" calcext:value-type="float">
            <text:p><text:s text:c="3"/>4,816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4380" calcext:value-type="float">
            <text:p><text:s text:c="3"/>4,380</text:p>
          </table:table-cell>
          <table:table-cell table:style-name="ce66" office:value-type="float" office:value="165" calcext:value-type="float">
            <text:p><text:s text:c="3"/>1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48" calcext:value-type="float">
            <text:p><text:s text:c="3"/>48</text:p>
          </table:table-cell>
          <table:table-cell table:style-name="ce66" office:value-type="float" office:value="144" calcext:value-type="float">
            <text:p><text:s text:c="3"/>144</text:p>
          </table:table-cell>
          <table:table-cell table:style-name="ce66" office:value-type="float" office:value="4486" calcext:value-type="float">
            <text:p><text:s text:c="3"/>4,486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47" calcext:value-type="float">
            <text:p><text:s text:c="3"/>4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3" calcext:value-type="float">
            <text:p><text:s text:c="3"/>10,943</text:p>
          </table:table-cell>
          <table:table-cell table:style-name="ce65" office:value-type="float" office:value="10506" calcext:value-type="float">
            <text:p><text:s text:c="3"/>10,506</text:p>
          </table:table-cell>
          <table:table-cell table:style-name="ce65" office:value-type="float" office:value="437" calcext:value-type="float">
            <text:p><text:s text:c="3"/>43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158" calcext:value-type="float">
            <text:p><text:s text:c="3"/>158</text:p>
          </table:table-cell>
          <table:table-cell table:style-name="ce65" office:value-type="float" office:value="378" calcext:value-type="float">
            <text:p><text:s text:c="3"/>378</text:p>
          </table:table-cell>
          <table:table-cell table:style-name="ce65" office:value-type="float" office:value="10774" calcext:value-type="float">
            <text:p><text:s text:c="3"/>10,774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27" calcext:value-type="float">
            <text:p><text:s text:c="3"/>127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77" calcext:value-type="float">
            <text:p><text:s text:c="3"/>5,677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590" calcext:value-type="float">
            <text:p><text:s text:c="3"/>5,590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2" calcext:value-type="float">
            <text:p><text:s text:c="3"/>6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66" calcext:value-type="float">
            <text:p><text:s text:c="3"/>5,266</text:p>
          </table:table-cell>
          <table:table-cell table:style-name="ce66" office:value-type="float" office:value="5046" calcext:value-type="float">
            <text:p><text:s text:c="3"/>5,04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04" calcext:value-type="float">
            <text:p><text:s text:c="3"/>5,004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184" calcext:value-type="float">
            <text:p><text:s text:c="3"/>5,184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50" calcext:value-type="float">
            <text:p><text:s text:c="3"/>10,950</text:p>
          </table:table-cell>
          <table:table-cell table:style-name="ce65" office:value-type="float" office:value="10494" calcext:value-type="float">
            <text:p><text:s text:c="3"/>10,494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5" calcext:value-type="float">
            <text:p><text:s text:c="3"/>10,475</text:p>
          </table:table-cell>
          <table:table-cell table:style-name="ce65" office:value-type="float" office:value="143" calcext:value-type="float">
            <text:p><text:s text:c="3"/>143</text:p>
          </table:table-cell>
          <table:table-cell table:style-name="ce65" office:value-type="float" office:value="332" calcext:value-type="float">
            <text:p><text:s text:c="3"/>332</text:p>
          </table:table-cell>
          <table:table-cell table:style-name="ce65" office:value-type="float" office:value="10786" calcext:value-type="float">
            <text:p><text:s text:c="3"/>10,786</text:p>
          </table:table-cell>
          <table:table-cell table:style-name="ce65" office:value-type="float" office:value="44" calcext:value-type="float">
            <text:p><text:s text:c="3"/>44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13" calcext:value-type="float">
            <text:p><text:s text:c="3"/>5,813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5" calcext:value-type="float">
            <text:p><text:s text:c="3"/>5,565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739" calcext:value-type="float">
            <text:p><text:s text:c="3"/>5,73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37" calcext:value-type="float">
            <text:p><text:s text:c="3"/>5,137</text:p>
          </table:table-cell>
          <table:table-cell table:style-name="ce66" office:value-type="float" office:value="4914" calcext:value-type="float">
            <text:p><text:s text:c="3"/>4,914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66" office:value-type="float" office:value="5047" calcext:value-type="float">
            <text:p><text:s text:c="3"/>5,04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902" calcext:value-type="float">
            <text:p><text:s text:c="3"/>11,902</text:p>
          </table:table-cell>
          <table:table-cell table:style-name="ce65" office:value-type="float" office:value="11411" calcext:value-type="float">
            <text:p><text:s text:c="3"/>11,411</text:p>
          </table:table-cell>
          <table:table-cell table:style-name="ce65" office:value-type="float" office:value="491" calcext:value-type="float">
            <text:p><text:s text:c="3"/>49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373" calcext:value-type="float">
            <text:p><text:s text:c="3"/>11,373</text:p>
          </table:table-cell>
          <table:table-cell table:style-name="ce65" office:value-type="float" office:value="161" calcext:value-type="float">
            <text:p><text:s text:c="3"/>161</text:p>
          </table:table-cell>
          <table:table-cell table:style-name="ce65" office:value-type="float" office:value="368" calcext:value-type="float">
            <text:p><text:s text:c="3"/>368</text:p>
          </table:table-cell>
          <table:table-cell table:style-name="ce65" office:value-type="float" office:value="11725" calcext:value-type="float">
            <text:p><text:s text:c="3"/>11,725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5" calcext:value-type="float">
            <text:p><text:s text:c="3"/>13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18" calcext:value-type="float">
            <text:p><text:s text:c="3"/>6,218</text:p>
          </table:table-cell>
          <table:table-cell table:style-name="ce66" office:value-type="float" office:value="5956" calcext:value-type="float">
            <text:p><text:s text:c="3"/>5,956</text:p>
          </table:table-cell>
          <table:table-cell table:style-name="ce66" office:value-type="float" office:value="262" calcext:value-type="float">
            <text:p><text:s text:c="3"/>26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37" calcext:value-type="float">
            <text:p><text:s text:c="3"/>5,937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6128" calcext:value-type="float">
            <text:p><text:s text:c="3"/>6,12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84" calcext:value-type="float">
            <text:p><text:s text:c="3"/>5,684</text:p>
          </table:table-cell>
          <table:table-cell table:style-name="ce66" office:value-type="float" office:value="5455" calcext:value-type="float">
            <text:p><text:s text:c="3"/>5,45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36" calcext:value-type="float">
            <text:p><text:s text:c="3"/>5,436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597" calcext:value-type="float">
            <text:p><text:s text:c="3"/>5,597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17" calcext:value-type="float">
            <text:p><text:s text:c="3"/>12,217</text:p>
          </table:table-cell>
          <table:table-cell table:style-name="ce65" office:value-type="float" office:value="11759" calcext:value-type="float">
            <text:p><text:s text:c="3"/>11,759</text:p>
          </table:table-cell>
          <table:table-cell table:style-name="ce65" office:value-type="float" office:value="458" calcext:value-type="float">
            <text:p><text:s text:c="3"/>45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54" calcext:value-type="float">
            <text:p><text:s text:c="3"/>11,654</text:p>
          </table:table-cell>
          <table:table-cell table:style-name="ce65" office:value-type="float" office:value="181" calcext:value-type="float">
            <text:p><text:s text:c="3"/>181</text:p>
          </table:table-cell>
          <table:table-cell table:style-name="ce65" office:value-type="float" office:value="382" calcext:value-type="float">
            <text:p><text:s text:c="3"/>382</text:p>
          </table:table-cell>
          <table:table-cell table:style-name="ce65" office:value-type="float" office:value="12039" calcext:value-type="float">
            <text:p><text:s text:c="3"/>12,039</text:p>
          </table:table-cell>
          <table:table-cell table:style-name="ce65" office:value-type="float" office:value="34" calcext:value-type="float">
            <text:p><text:s text:c="3"/>34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22" calcext:value-type="float">
            <text:p><text:s text:c="3"/>6,322</text:p>
          </table:table-cell>
          <table:table-cell table:style-name="ce66" office:value-type="float" office:value="6092" calcext:value-type="float">
            <text:p><text:s text:c="3"/>6,092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34" calcext:value-type="float">
            <text:p><text:s text:c="3"/>6,034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6233" calcext:value-type="float">
            <text:p><text:s text:c="3"/>6,233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5" calcext:value-type="float">
            <text:p><text:s text:c="3"/>5,895</text:p>
          </table:table-cell>
          <table:table-cell table:style-name="ce66" office:value-type="float" office:value="5667" calcext:value-type="float">
            <text:p><text:s text:c="3"/>5,667</text:p>
          </table:table-cell>
          <table:table-cell table:style-name="ce66" office:value-type="float" office:value="228" calcext:value-type="float">
            <text:p><text:s text:c="3"/>22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0" calcext:value-type="float">
            <text:p><text:s text:c="3"/>5,620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806" calcext:value-type="float">
            <text:p><text:s text:c="3"/>5,806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242" calcext:value-type="float">
            <text:p><text:s text:c="3"/>12,242</text:p>
          </table:table-cell>
          <table:table-cell table:style-name="ce65" office:value-type="float" office:value="11744" calcext:value-type="float">
            <text:p><text:s text:c="3"/>11,744</text:p>
          </table:table-cell>
          <table:table-cell table:style-name="ce65" office:value-type="float" office:value="498" calcext:value-type="float">
            <text:p><text:s text:c="3"/>49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03" calcext:value-type="float">
            <text:p><text:s text:c="3"/>11,703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2058" calcext:value-type="float">
            <text:p><text:s text:c="3"/>12,058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345" calcext:value-type="float">
            <text:p><text:s text:c="3"/>6,345</text:p>
          </table:table-cell>
          <table:table-cell table:style-name="ce66" office:value-type="float" office:value="6080" calcext:value-type="float">
            <text:p><text:s text:c="3"/>6,080</text:p>
          </table:table-cell>
          <table:table-cell table:style-name="ce66" office:value-type="float" office:value="265" calcext:value-type="float">
            <text:p><text:s text:c="3"/>26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71" calcext:value-type="float">
            <text:p><text:s text:c="3"/>6,071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6254" calcext:value-type="float">
            <text:p><text:s text:c="3"/>6,25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97" calcext:value-type="float">
            <text:p><text:s text:c="3"/>5,897</text:p>
          </table:table-cell>
          <table:table-cell table:style-name="ce66" office:value-type="float" office:value="5664" calcext:value-type="float">
            <text:p><text:s text:c="3"/>5,664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3" calcext:value-type="float">
            <text:p><text:s text:c="3"/>183</text:p>
          </table:table-cell>
          <table:table-cell table:style-name="ce66" office:value-type="float" office:value="5804" calcext:value-type="float">
            <text:p><text:s text:c="3"/>5,804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348" calcext:value-type="float">
            <text:p><text:s text:c="3"/>12,348</text:p>
          </table:table-cell>
          <table:table-cell table:style-name="ce65" office:value-type="float" office:value="11843" calcext:value-type="float">
            <text:p><text:s text:c="3"/>11,843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799" calcext:value-type="float">
            <text:p><text:s text:c="3"/>11,799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84" calcext:value-type="float">
            <text:p><text:s text:c="3"/>384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1" calcext:value-type="float">
            <text:p><text:s text:c="3"/>6,261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269" calcext:value-type="float">
            <text:p><text:s text:c="3"/>26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82" calcext:value-type="float">
            <text:p><text:s text:c="3"/>5,982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6157" calcext:value-type="float">
            <text:p><text:s text:c="3"/>6,157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87" calcext:value-type="float">
            <text:p><text:s text:c="3"/>6,087</text:p>
          </table:table-cell>
          <table:table-cell table:style-name="ce66" office:value-type="float" office:value="5851" calcext:value-type="float">
            <text:p><text:s text:c="3"/>5,851</text:p>
          </table:table-cell>
          <table:table-cell table:style-name="ce66" office:value-type="float" office:value="236" calcext:value-type="float">
            <text:p><text:s text:c="3"/>23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7" calcext:value-type="float">
            <text:p><text:s text:c="3"/>5,817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198" calcext:value-type="float">
            <text:p><text:s text:c="3"/>198</text:p>
          </table:table-cell>
          <table:table-cell table:style-name="ce66" office:value-type="float" office:value="5999" calcext:value-type="float">
            <text:p><text:s text:c="3"/>5,99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178" calcext:value-type="float">
            <text:p><text:s text:c="3"/>12,178</text:p>
          </table:table-cell>
          <table:table-cell table:style-name="ce65" office:value-type="float" office:value="11678" calcext:value-type="float">
            <text:p><text:s text:c="3"/>11,678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83" calcext:value-type="float">
            <text:p><text:s text:c="3"/>11,683</text:p>
          </table:table-cell>
          <table:table-cell table:style-name="ce65" office:value-type="float" office:value="168" calcext:value-type="float">
            <text:p><text:s text:c="3"/>168</text:p>
          </table:table-cell>
          <table:table-cell table:style-name="ce65" office:value-type="float" office:value="327" calcext:value-type="float">
            <text:p><text:s text:c="3"/>327</text:p>
          </table:table-cell>
          <table:table-cell table:style-name="ce65" office:value-type="float" office:value="11986" calcext:value-type="float">
            <text:p><text:s text:c="3"/>11,986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5" calcext:value-type="float">
            <text:p><text:s text:c="3"/>6,265</text:p>
          </table:table-cell>
          <table:table-cell table:style-name="ce66" office:value-type="float" office:value="5986" calcext:value-type="float">
            <text:p><text:s text:c="3"/>5,986</text:p>
          </table:table-cell>
          <table:table-cell table:style-name="ce66" office:value-type="float" office:value="279" calcext:value-type="float">
            <text:p><text:s text:c="3"/>2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6168" calcext:value-type="float">
            <text:p><text:s text:c="3"/>6,168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13" calcext:value-type="float">
            <text:p><text:s text:c="3"/>5,913</text:p>
          </table:table-cell>
          <table:table-cell table:style-name="ce66" office:value-type="float" office:value="5692" calcext:value-type="float">
            <text:p><text:s text:c="3"/>5,692</text:p>
          </table:table-cell>
          <table:table-cell table:style-name="ce66" office:value-type="float" office:value="221" calcext:value-type="float">
            <text:p><text:s text:c="3"/>22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91" calcext:value-type="float">
            <text:p><text:s text:c="3"/>5,691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5818" calcext:value-type="float">
            <text:p><text:s text:c="3"/>5,81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  <text:p>截至1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0948" calcext:value-type="float">
            <text:p><text:s text:c="3"/>10,948</text:p>
          </table:table-cell>
          <table:table-cell table:style-name="ce63" office:value-type="float" office:value="10510" calcext:value-type="float">
            <text:p><text:s text:c="3"/>10,510</text:p>
          </table:table-cell>
          <table:table-cell table:style-name="ce63" office:value-type="float" office:value="438" calcext:value-type="float">
            <text:p><text:s text:c="3"/>43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476" calcext:value-type="float">
            <text:p><text:s text:c="3"/>10,476</text:p>
          </table:table-cell>
          <table:table-cell table:style-name="ce63" office:value-type="float" office:value="165" calcext:value-type="float">
            <text:p><text:s text:c="3"/>165</text:p>
          </table:table-cell>
          <table:table-cell table:style-name="ce63" office:value-type="float" office:value="307" calcext:value-type="float">
            <text:p><text:s text:c="3"/>307</text:p>
          </table:table-cell>
          <table:table-cell table:style-name="ce63" office:value-type="float" office:value="10770" calcext:value-type="float">
            <text:p><text:s text:c="3"/>10,770</text:p>
          </table:table-cell>
          <table:table-cell table:style-name="ce63" office:value-type="float" office:value="40" calcext:value-type="float">
            <text:p><text:s text:c="3"/>40</text:p>
          </table:table-cell>
          <table:table-cell table:style-name="ce106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639" calcext:value-type="float">
            <text:p><text:s text:c="3"/>5,639</text:p>
          </table:table-cell>
          <table:table-cell table:style-name="ce64" office:value-type="float" office:value="5402" calcext:value-type="float">
            <text:p><text:s text:c="3"/>5,402</text:p>
          </table:table-cell>
          <table:table-cell table:style-name="ce64" office:value-type="float" office:value="237" calcext:value-type="float">
            <text:p><text:s text:c="3"/>23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390" calcext:value-type="float">
            <text:p><text:s text:c="3"/>5,390</text:p>
          </table:table-cell>
          <table:table-cell table:style-name="ce64" office:value-type="float" office:value="95" calcext:value-type="float">
            <text:p><text:s text:c="3"/>95</text:p>
          </table:table-cell>
          <table:table-cell table:style-name="ce64" office:value-type="float" office:value="154" calcext:value-type="float">
            <text:p><text:s text:c="3"/>154</text:p>
          </table:table-cell>
          <table:table-cell table:style-name="ce64" office:value-type="float" office:value="5551" calcext:value-type="float">
            <text:p><text:s text:c="3"/>5,551</text:p>
          </table:table-cell>
          <table:table-cell table:style-name="ce64" office:value-type="float" office:value="18" calcext:value-type="float">
            <text:p><text:s text:c="3"/>18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309" calcext:value-type="float">
            <text:p><text:s text:c="3"/>5,309</text:p>
          </table:table-cell>
          <table:table-cell table:style-name="ce64" office:value-type="float" office:value="5108" calcext:value-type="float">
            <text:p><text:s text:c="3"/>5,108</text:p>
          </table:table-cell>
          <table:table-cell table:style-name="ce64" office:value-type="float" office:value="201" calcext:value-type="float">
            <text:p><text:s text:c="3"/>201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086" calcext:value-type="float">
            <text:p><text:s text:c="3"/>5,086</text:p>
          </table:table-cell>
          <table:table-cell table:style-name="ce64" office:value-type="float" office:value="70" calcext:value-type="float">
            <text:p><text:s text:c="3"/>70</text:p>
          </table:table-cell>
          <table:table-cell table:style-name="ce64" office:value-type="float" office:value="153" calcext:value-type="float">
            <text:p><text:s text:c="3"/>153</text:p>
          </table:table-cell>
          <table:table-cell table:style-name="ce64" office:value-type="float" office:value="5219" calcext:value-type="float">
            <text:p><text:s text:c="3"/>5,219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0510" calcext:value-type="float">
            <text:p><text:s text:c="3"/>10,510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6" calcext:value-type="float">
            <text:p><text:s text:c="3"/>10,476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10770" calcext:value-type="float">
            <text:p><text:s text:c="3"/>10,770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5402" calcext:value-type="float">
            <text:p><text:s text:c="3"/>5,40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90" calcext:value-type="float">
            <text:p><text:s text:c="3"/>5,39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5551" calcext:value-type="float">
            <text:p><text:s text:c="3"/>5,5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5108" calcext:value-type="float">
            <text:p><text:s text:c="3"/>5,108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86" calcext:value-type="float">
            <text:p><text:s text:c="3"/>5,08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219" calcext:value-type="float">
            <text:p><text:s text:c="3"/>5,2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16.6628606226688" calcext:value-type="float">
            <text:p>–16.66</text:p>
          </table:table-cell>
          <table:table-cell table:style-name="ce67" office:value-type="float" office:value="-16.7788423469792" calcext:value-type="float">
            <text:p>–16.78</text:p>
          </table:table-cell>
          <table:table-cell table:style-name="ce67" office:value-type="float" office:value="-13.7795275590551" calcext:value-type="float">
            <text:p>–13.78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15.9634205037703" calcext:value-type="float">
            <text:p>–15.96</text:p>
          </table:table-cell>
          <table:table-cell table:style-name="ce67" office:value-type="float" office:value="-11.7647058823529" calcext:value-type="float">
            <text:p>–11.76</text:p>
          </table:table-cell>
          <table:table-cell table:style-name="ce67" office:value-type="float" office:value="-36.5702479338843" calcext:value-type="float">
            <text:p>–36.57</text:p>
          </table:table-cell>
          <table:table-cell table:style-name="ce67" office:value-type="float" office:value="-16.737533822961" calcext:value-type="float">
            <text:p>–16.74</text:p>
          </table:table-cell>
          <table:table-cell table:style-name="ce67" office:value-type="float" office:value="-16.6666666666667" calcext:value-type="float">
            <text:p>–16.67</text:p>
          </table:table-cell>
          <table:table-cell table:style-name="ce67" office:value-type="float" office:value="-10.3896103896104" calcext:value-type="float">
            <text:p>–10.39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18.0139575457982" calcext:value-type="float">
            <text:p>–18.01</text:p>
          </table:table-cell>
          <table:table-cell table:style-name="ce68" office:value-type="float" office:value="-18.3247656486241" calcext:value-type="float">
            <text:p>–18.32</text:p>
          </table:table-cell>
          <table:table-cell table:style-name="ce68" office:value-type="float" office:value="-10.2272727272727" calcext:value-type="float">
            <text:p>–10.23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17.3312883435583" calcext:value-type="float">
            <text:p>–17.33</text:p>
          </table:table-cell>
          <table:table-cell table:style-name="ce68" office:value-type="float" office:value="-9.52380952380952" calcext:value-type="float">
            <text:p>–9.52</text:p>
          </table:table-cell>
          <table:table-cell table:style-name="ce68" office:value-type="float" office:value="-39.1304347826087" calcext:value-type="float">
            <text:p>–39.13</text:p>
          </table:table-cell>
          <table:table-cell table:style-name="ce68" office:value-type="float" office:value="-17.9574342299734" calcext:value-type="float">
            <text:p>–17.96</text:p>
          </table:table-cell>
          <table:table-cell table:style-name="ce68" office:value-type="float" office:value="-37.9310344827586" calcext:value-type="float">
            <text:p>–37.93</text:p>
          </table:table-cell>
          <table:table-cell table:style-name="ce70" office:value-type="float" office:value="-15.6626506024096" calcext:value-type="float">
            <text:p>–15.66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5.1781434733983" calcext:value-type="float">
            <text:p>–15.18</text:p>
          </table:table-cell>
          <table:table-cell table:style-name="ce69" office:value-type="float" office:value="-15.0789692435578" calcext:value-type="float">
            <text:p>–15.08</text:p>
          </table:table-cell>
          <table:table-cell table:style-name="ce69" office:value-type="float" office:value="-17.6229508196721" calcext:value-type="float">
            <text:p>–17.62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4.4635048772284" calcext:value-type="float">
            <text:p>–14.46</text:p>
          </table:table-cell>
          <table:table-cell table:style-name="ce69" office:value-type="float" office:value="-14.6341463414634" calcext:value-type="float">
            <text:p>–14.63</text:p>
          </table:table-cell>
          <table:table-cell table:style-name="ce69" office:value-type="float" office:value="-33.7662337662338" calcext:value-type="float">
            <text:p>–33.77</text:p>
          </table:table-cell>
          <table:table-cell table:style-name="ce69" office:value-type="float" office:value="-15.3995785378505" calcext:value-type="float">
            <text:p>–15.40</text:p>
          </table:table-cell>
          <table:table-cell table:style-name="ce69" office:value-type="float" office:value="15.7894736842105" calcext:value-type="float">
            <text:p>15.79</text:p>
          </table:table-cell>
          <table:table-cell table:style-name="ce69" office:value-type="float" office:value="-4.22535211267606" calcext:value-type="float">
            <text:p>–4.23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10.1001806536377" calcext:value-type="float">
            <text:p>–10.10</text:p>
          </table:table-cell>
          <table:table-cell table:style-name="ce70" office:value-type="float" office:value="-10.0017126220243" calcext:value-type="float">
            <text:p>–10.00</text:p>
          </table:table-cell>
          <table:table-cell table:style-name="ce70" office:value-type="float" office:value="-12.4" calcext:value-type="float">
            <text:p>–12.40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10.3312505349653" calcext:value-type="float">
            <text:p>–10.33</text:p>
          </table:table-cell>
          <table:table-cell table:style-name="ce70" office:value-type="float" office:value="-1.78571428571429" calcext:value-type="float">
            <text:p>–1.79</text:p>
          </table:table-cell>
          <table:table-cell table:style-name="ce70" office:value-type="float" office:value="-6.11620795107034" calcext:value-type="float">
            <text:p>–6.12</text:p>
          </table:table-cell>
          <table:table-cell table:style-name="ce70" office:value-type="float" office:value="-10.1451693642583" calcext:value-type="float">
            <text:p>–10.15</text:p>
          </table:table-cell>
          <table:table-cell table:style-name="ce70" office:value-type="float" office:value="-18.3673469387755" calcext:value-type="float">
            <text:p>–18.37</text:p>
          </table:table-cell>
          <table:table-cell table:style-name="ce70" office:value-type="float" office:value="-3.4965034965035" calcext:value-type="float">
            <text:p>–3.50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9.99201915403033" calcext:value-type="float">
            <text:p>–9.99</text:p>
          </table:table-cell>
          <table:table-cell table:style-name="ce70" office:value-type="float" office:value="-9.75609756097561" calcext:value-type="float">
            <text:p>–9.76</text:p>
          </table:table-cell>
          <table:table-cell table:style-name="ce70" office:value-type="float" office:value="-15.0537634408602" calcext:value-type="float">
            <text:p>–15.05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10.0467289719626" calcext:value-type="float">
            <text:p>–10.05</text:p>
          </table:table-cell>
          <table:table-cell table:style-name="ce70" office:value-type="float" office:value="4.3956043956044" calcext:value-type="float">
            <text:p>4.40</text:p>
          </table:table-cell>
          <table:table-cell table:style-name="ce70" office:value-type="float" office:value="-15.3846153846154" calcext:value-type="float">
            <text:p>–15.38</text:p>
          </table:table-cell>
          <table:table-cell table:style-name="ce70" office:value-type="float" office:value="-10.003242542153" calcext:value-type="float">
            <text:p>–10.00</text:p>
          </table:table-cell>
          <table:table-cell table:style-name="ce70" office:value-type="float" office:value="-33.3333333333333" calcext:value-type="float">
            <text:p>–33.33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10.2147809910367" calcext:value-type="float">
            <text:p>–10.21</text:p>
          </table:table-cell>
          <table:table-cell table:style-name="ce69" office:value-type="float" office:value="-10.2600140548138" calcext:value-type="float">
            <text:p>–10.26</text:p>
          </table:table-cell>
          <table:table-cell table:style-name="ce69" office:value-type="float" office:value="-9.04977375565611" calcext:value-type="float">
            <text:p>–9.05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0.6308205939202" calcext:value-type="float">
            <text:p>–10.63</text:p>
          </table:table-cell>
          <table:table-cell table:style-name="ce69" office:value-type="float" office:value="-9.09090909090909" calcext:value-type="float">
            <text:p>–9.09</text:p>
          </table:table-cell>
          <table:table-cell table:style-name="ce69" office:value-type="float" office:value="5.51724137931035" calcext:value-type="float">
            <text:p>5.52</text:p>
          </table:table-cell>
          <table:table-cell table:style-name="ce69" office:value-type="float" office:value="-10.29563423857" calcext:value-type="float">
            <text:p>–10.30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-6.84931506849315" calcext:value-type="float">
            <text:p>–6.85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2 年 1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0948" calcext:value-type="float">
            <text:p>10,948</text:p>
          </table:table-cell>
          <table:table-cell table:style-name="ce136" office:value-type="float" office:value="10510" calcext:value-type="float">
            <text:p>10,510</text:p>
          </table:table-cell>
          <table:table-cell table:style-name="ce136" office:value-type="float" office:value="438" calcext:value-type="float">
            <text:p>438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0476" calcext:value-type="float">
            <text:p>10,476</text:p>
          </table:table-cell>
          <table:table-cell table:style-name="ce136" office:value-type="float" office:value="165" calcext:value-type="float">
            <text:p>165</text:p>
          </table:table-cell>
          <table:table-cell table:style-name="ce136" office:value-type="float" office:value="307" calcext:value-type="float">
            <text:p>307</text:p>
          </table:table-cell>
          <table:table-cell table:style-name="ce136" office:value-type="float" office:value="10770" calcext:value-type="float">
            <text:p>10,770</text:p>
          </table:table-cell>
          <table:table-cell table:style-name="ce136" office:value-type="float" office:value="40" calcext:value-type="float">
            <text:p>40</text:p>
          </table:table-cell>
          <table:table-cell table:style-name="ce152" office:value-type="float" office:value="138" calcext:value-type="float">
            <text:p>138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639" calcext:value-type="float">
            <text:p>5,639</text:p>
          </table:table-cell>
          <table:table-cell table:style-name="ce137" office:value-type="float" office:value="5402" calcext:value-type="float">
            <text:p>5,402</text:p>
          </table:table-cell>
          <table:table-cell table:style-name="ce137" office:value-type="float" office:value="237" calcext:value-type="float">
            <text:p>237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390" calcext:value-type="float">
            <text:p>5,390</text:p>
          </table:table-cell>
          <table:table-cell table:style-name="ce137" office:value-type="float" office:value="95" calcext:value-type="float">
            <text:p>95</text:p>
          </table:table-cell>
          <table:table-cell table:style-name="ce137" office:value-type="float" office:value="154" calcext:value-type="float">
            <text:p>154</text:p>
          </table:table-cell>
          <table:table-cell table:style-name="ce137" office:value-type="float" office:value="5551" calcext:value-type="float">
            <text:p>5,551</text:p>
          </table:table-cell>
          <table:table-cell table:style-name="ce137" office:value-type="float" office:value="18" calcext:value-type="float">
            <text:p>18</text:p>
          </table:table-cell>
          <table:table-cell table:style-name="ce153" office:value-type="float" office:value="70" calcext:value-type="float">
            <text:p>7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309" calcext:value-type="float">
            <text:p>5,309</text:p>
          </table:table-cell>
          <table:table-cell table:style-name="ce137" office:value-type="float" office:value="5108" calcext:value-type="float">
            <text:p>5,108</text:p>
          </table:table-cell>
          <table:table-cell table:style-name="ce137" office:value-type="float" office:value="201" calcext:value-type="float">
            <text:p>20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086" calcext:value-type="float">
            <text:p>5,086</text:p>
          </table:table-cell>
          <table:table-cell table:style-name="ce137" office:value-type="float" office:value="70" calcext:value-type="float">
            <text:p>70</text:p>
          </table:table-cell>
          <table:table-cell table:style-name="ce137" office:value-type="float" office:value="153" calcext:value-type="float">
            <text:p>153</text:p>
          </table:table-cell>
          <table:table-cell table:style-name="ce143" office:value-type="float" office:value="5219" calcext:value-type="float">
            <text:p>5,219</text:p>
          </table:table-cell>
          <table:table-cell table:style-name="ce137" office:value-type="float" office:value="22" calcext:value-type="float">
            <text:p>22</text:p>
          </table:table-cell>
          <table:table-cell table:style-name="ce154" office:value-type="float" office:value="68" calcext:value-type="float">
            <text:p>68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671" calcext:value-type="float">
            <text:p>1,671</text:p>
          </table:table-cell>
          <table:table-cell table:style-name="ce129" office:value-type="float" office:value="1603" calcext:value-type="float">
            <text:p>1,603</text:p>
          </table:table-cell>
          <table:table-cell table:style-name="ce136" office:value-type="float" office:value="68" calcext:value-type="float">
            <text:p>68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587" calcext:value-type="float">
            <text:p>1,587</text:p>
          </table:table-cell>
          <table:table-cell table:style-name="ce129" office:value-type="float" office:value="34" calcext:value-type="float">
            <text:p>34</text:p>
          </table:table-cell>
          <table:table-cell table:style-name="ce145" office:value-type="float" office:value="50" calcext:value-type="float">
            <text:p>50</text:p>
          </table:table-cell>
          <table:table-cell table:style-name="ce136" office:value-type="float" office:value="1633" calcext:value-type="float">
            <text:p>1,633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32" calcext:value-type="float">
            <text:p>32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35" calcext:value-type="float">
            <text:p>835</text:p>
          </table:table-cell>
          <table:table-cell table:style-name="ce130" office:value-type="float" office:value="797" calcext:value-type="float">
            <text:p>797</text:p>
          </table:table-cell>
          <table:table-cell table:style-name="ce137" office:value-type="float" office:value="38" calcext:value-type="float">
            <text:p>3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90" calcext:value-type="float">
            <text:p>790</text:p>
          </table:table-cell>
          <table:table-cell table:style-name="ce130" office:value-type="float" office:value="24" calcext:value-type="float">
            <text:p>24</text:p>
          </table:table-cell>
          <table:table-cell table:style-name="ce132" office:value-type="float" office:value="21" calcext:value-type="float">
            <text:p>21</text:p>
          </table:table-cell>
          <table:table-cell table:style-name="ce137" office:value-type="float" office:value="818" calcext:value-type="float">
            <text:p>818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836" calcext:value-type="float">
            <text:p>836</text:p>
          </table:table-cell>
          <table:table-cell table:style-name="ce130" office:value-type="float" office:value="806" calcext:value-type="float">
            <text:p>806</text:p>
          </table:table-cell>
          <table:table-cell table:style-name="ce137" office:value-type="float" office:value="30" calcext:value-type="float">
            <text:p>3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97" calcext:value-type="float">
            <text:p>797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29" calcext:value-type="float">
            <text:p>29</text:p>
          </table:table-cell>
          <table:table-cell table:style-name="ce143" office:value-type="float" office:value="815" calcext:value-type="float">
            <text:p>815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123" calcext:value-type="float">
            <text:p>1,123</text:p>
          </table:table-cell>
          <table:table-cell table:style-name="ce129" office:value-type="float" office:value="1099" calcext:value-type="float">
            <text:p>1,099</text:p>
          </table:table-cell>
          <table:table-cell table:style-name="ce136" office:value-type="float" office:value="24" calcext:value-type="float">
            <text:p>24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77" calcext:value-type="float">
            <text:p>1,077</text:p>
          </table:table-cell>
          <table:table-cell table:style-name="ce129" office:value-type="float" office:value="28" calcext:value-type="float">
            <text:p>28</text:p>
          </table:table-cell>
          <table:table-cell table:style-name="ce145" office:value-type="float" office:value="18" calcext:value-type="float">
            <text:p>18</text:p>
          </table:table-cell>
          <table:table-cell table:style-name="ce136" office:value-type="float" office:value="1094" calcext:value-type="float">
            <text:p>1,094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81" calcext:value-type="float">
            <text:p>581</text:p>
          </table:table-cell>
          <table:table-cell table:style-name="ce130" office:value-type="float" office:value="564" calcext:value-type="float">
            <text:p>564</text:p>
          </table:table-cell>
          <table:table-cell table:style-name="ce137" office:value-type="float" office:value="17" calcext:value-type="float">
            <text:p>1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58" calcext:value-type="float">
            <text:p>558</text:p>
          </table:table-cell>
          <table:table-cell table:style-name="ce130" office:value-type="float" office:value="14" calcext:value-type="float">
            <text:p>14</text:p>
          </table:table-cell>
          <table:table-cell table:style-name="ce132" office:value-type="float" office:value="9" calcext:value-type="float">
            <text:p>9</text:p>
          </table:table-cell>
          <table:table-cell table:style-name="ce137" office:value-type="float" office:value="564" calcext:value-type="float">
            <text:p>564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42" calcext:value-type="float">
            <text:p>542</text:p>
          </table:table-cell>
          <table:table-cell table:style-name="ce130" office:value-type="float" office:value="535" calcext:value-type="float">
            <text:p>535</text:p>
          </table:table-cell>
          <table:table-cell table:style-name="ce137" office:value-type="float" office:value="7" calcext:value-type="float">
            <text:p>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19" calcext:value-type="float">
            <text:p>519</text:p>
          </table:table-cell>
          <table:table-cell table:style-name="ce131" office:value-type="float" office:value="14" calcext:value-type="float">
            <text:p>14</text:p>
          </table:table-cell>
          <table:table-cell table:style-name="ce146" office:value-type="float" office:value="9" calcext:value-type="float">
            <text:p>9</text:p>
          </table:table-cell>
          <table:table-cell table:style-name="ce143" office:value-type="float" office:value="530" calcext:value-type="float">
            <text:p>530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18" calcext:value-type="float">
            <text:p>1,418</text:p>
          </table:table-cell>
          <table:table-cell table:style-name="ce129" office:value-type="float" office:value="1351" calcext:value-type="float">
            <text:p>1,351</text:p>
          </table:table-cell>
          <table:table-cell table:style-name="ce136" office:value-type="float" office:value="67" calcext:value-type="float">
            <text:p>6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54" calcext:value-type="float">
            <text:p>1,354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47" calcext:value-type="float">
            <text:p>47</text:p>
          </table:table-cell>
          <table:table-cell table:style-name="ce136" office:value-type="float" office:value="1394" calcext:value-type="float">
            <text:p>1,394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21" calcext:value-type="float">
            <text:p>721</text:p>
          </table:table-cell>
          <table:table-cell table:style-name="ce130" office:value-type="float" office:value="679" calcext:value-type="float">
            <text:p>679</text:p>
          </table:table-cell>
          <table:table-cell table:style-name="ce137" office:value-type="float" office:value="42" calcext:value-type="float">
            <text:p>4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87" calcext:value-type="float">
            <text:p>687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713" calcext:value-type="float">
            <text:p>713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97" calcext:value-type="float">
            <text:p>697</text:p>
          </table:table-cell>
          <table:table-cell table:style-name="ce130" office:value-type="float" office:value="672" calcext:value-type="float">
            <text:p>672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67" calcext:value-type="float">
            <text:p>667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9" calcext:value-type="float">
            <text:p>19</text:p>
          </table:table-cell>
          <table:table-cell table:style-name="ce143" office:value-type="float" office:value="681" calcext:value-type="float">
            <text:p>681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383" calcext:value-type="float">
            <text:p>1,383</text:p>
          </table:table-cell>
          <table:table-cell table:style-name="ce129" office:value-type="float" office:value="1322" calcext:value-type="float">
            <text:p>1,322</text:p>
          </table:table-cell>
          <table:table-cell table:style-name="ce136" office:value-type="float" office:value="61" calcext:value-type="float">
            <text:p>6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19" calcext:value-type="float">
            <text:p>1,319</text:p>
          </table:table-cell>
          <table:table-cell table:style-name="ce129" office:value-type="float" office:value="28" calcext:value-type="float">
            <text:p>28</text:p>
          </table:table-cell>
          <table:table-cell table:style-name="ce145" office:value-type="float" office:value="36" calcext:value-type="float">
            <text:p>36</text:p>
          </table:table-cell>
          <table:table-cell table:style-name="ce136" office:value-type="float" office:value="1352" calcext:value-type="float">
            <text:p>1,352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26" calcext:value-type="float">
            <text:p>26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41" calcext:value-type="float">
            <text:p>741</text:p>
          </table:table-cell>
          <table:table-cell table:style-name="ce130" office:value-type="float" office:value="712" calcext:value-type="float">
            <text:p>712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07" calcext:value-type="float">
            <text:p>707</text:p>
          </table:table-cell>
          <table:table-cell table:style-name="ce130" office:value-type="float" office:value="19" calcext:value-type="float">
            <text:p>19</text:p>
          </table:table-cell>
          <table:table-cell table:style-name="ce132" office:value-type="float" office:value="15" calcext:value-type="float">
            <text:p>15</text:p>
          </table:table-cell>
          <table:table-cell table:style-name="ce137" office:value-type="float" office:value="726" calcext:value-type="float">
            <text:p>726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42" calcext:value-type="float">
            <text:p>642</text:p>
          </table:table-cell>
          <table:table-cell table:style-name="ce130" office:value-type="float" office:value="610" calcext:value-type="float">
            <text:p>610</text:p>
          </table:table-cell>
          <table:table-cell table:style-name="ce137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12" calcext:value-type="float">
            <text:p>612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21" calcext:value-type="float">
            <text:p>21</text:p>
          </table:table-cell>
          <table:table-cell table:style-name="ce143" office:value-type="float" office:value="626" calcext:value-type="float">
            <text:p>626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89" calcext:value-type="float">
            <text:p>789</text:p>
          </table:table-cell>
          <table:table-cell table:style-name="ce129" office:value-type="float" office:value="759" calcext:value-type="float">
            <text:p>759</text:p>
          </table:table-cell>
          <table:table-cell table:style-name="ce136" office:value-type="float" office:value="30" calcext:value-type="float">
            <text:p>3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59" calcext:value-type="float">
            <text:p>759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19" calcext:value-type="float">
            <text:p>19</text:p>
          </table:table-cell>
          <table:table-cell table:style-name="ce136" office:value-type="float" office:value="782" calcext:value-type="float">
            <text:p>782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36" calcext:value-type="float">
            <text:p>436</text:p>
          </table:table-cell>
          <table:table-cell table:style-name="ce130" office:value-type="float" office:value="422" calcext:value-type="float">
            <text:p>422</text:p>
          </table:table-cell>
          <table:table-cell table:style-name="ce137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18" calcext:value-type="float">
            <text:p>418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3" calcext:value-type="float">
            <text:p>13</text:p>
          </table:table-cell>
          <table:table-cell table:style-name="ce137" office:value-type="float" office:value="432" calcext:value-type="float">
            <text:p>432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53" calcext:value-type="float">
            <text:p>353</text:p>
          </table:table-cell>
          <table:table-cell table:style-name="ce130" office:value-type="float" office:value="337" calcext:value-type="float">
            <text:p>337</text:p>
          </table:table-cell>
          <table:table-cell table:style-name="ce137" office:value-type="float" office:value="16" calcext:value-type="float">
            <text:p>1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41" calcext:value-type="float">
            <text:p>341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6" calcext:value-type="float">
            <text:p>6</text:p>
          </table:table-cell>
          <table:table-cell table:style-name="ce143" office:value-type="float" office:value="350" calcext:value-type="float">
            <text:p>350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52" calcext:value-type="float">
            <text:p>1,252</text:p>
          </table:table-cell>
          <table:table-cell table:style-name="ce129" office:value-type="float" office:value="1212" calcext:value-type="float">
            <text:p>1,212</text:p>
          </table:table-cell>
          <table:table-cell table:style-name="ce136" office:value-type="float" office:value="40" calcext:value-type="float">
            <text:p>4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14" calcext:value-type="float">
            <text:p>1,214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6" calcext:value-type="float">
            <text:p>26</text:p>
          </table:table-cell>
          <table:table-cell table:style-name="ce136" office:value-type="float" office:value="1237" calcext:value-type="float">
            <text:p>1,237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2" calcext:value-type="float">
            <text:p>1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37" calcext:value-type="float">
            <text:p>637</text:p>
          </table:table-cell>
          <table:table-cell table:style-name="ce130" office:value-type="float" office:value="616" calcext:value-type="float">
            <text:p>616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19" calcext:value-type="float">
            <text:p>619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2" calcext:value-type="float">
            <text:p>12</text:p>
          </table:table-cell>
          <table:table-cell table:style-name="ce137" office:value-type="float" office:value="629" calcext:value-type="float">
            <text:p>629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15" calcext:value-type="float">
            <text:p>615</text:p>
          </table:table-cell>
          <table:table-cell table:style-name="ce130" office:value-type="float" office:value="596" calcext:value-type="float">
            <text:p>596</text:p>
          </table:table-cell>
          <table:table-cell table:style-name="ce137" office:value-type="float" office:value="19" calcext:value-type="float">
            <text:p>1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95" calcext:value-type="float">
            <text:p>595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608" calcext:value-type="float">
            <text:p>608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255" calcext:value-type="float">
            <text:p>3,255</text:p>
          </table:table-cell>
          <table:table-cell table:style-name="ce129" office:value-type="float" office:value="3108" calcext:value-type="float">
            <text:p>3,108</text:p>
          </table:table-cell>
          <table:table-cell table:style-name="ce136" office:value-type="float" office:value="147" calcext:value-type="float">
            <text:p>14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113" calcext:value-type="float">
            <text:p>3,113</text:p>
          </table:table-cell>
          <table:table-cell table:style-name="ce129" office:value-type="float" office:value="32" calcext:value-type="float">
            <text:p>32</text:p>
          </table:table-cell>
          <table:table-cell table:style-name="ce129" office:value-type="float" office:value="110" calcext:value-type="float">
            <text:p>110</text:p>
          </table:table-cell>
          <table:table-cell table:style-name="ce136" office:value-type="float" office:value="3222" calcext:value-type="float">
            <text:p>3,222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23" calcext:value-type="float">
            <text:p>23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659" calcext:value-type="float">
            <text:p>1,659</text:p>
          </table:table-cell>
          <table:table-cell table:style-name="ce130" office:value-type="float" office:value="1584" calcext:value-type="float">
            <text:p>1,584</text:p>
          </table:table-cell>
          <table:table-cell table:style-name="ce137" office:value-type="float" office:value="75" calcext:value-type="float">
            <text:p>7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585" calcext:value-type="float">
            <text:p>1,585</text:p>
          </table:table-cell>
          <table:table-cell table:style-name="ce130" office:value-type="float" office:value="19" calcext:value-type="float">
            <text:p>19</text:p>
          </table:table-cell>
          <table:table-cell table:style-name="ce130" office:value-type="float" office:value="55" calcext:value-type="float">
            <text:p>55</text:p>
          </table:table-cell>
          <table:table-cell table:style-name="ce137" office:value-type="float" office:value="1640" calcext:value-type="float">
            <text:p>1,640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596" calcext:value-type="float">
            <text:p>1,596</text:p>
          </table:table-cell>
          <table:table-cell table:style-name="ce130" office:value-type="float" office:value="1524" calcext:value-type="float">
            <text:p>1,524</text:p>
          </table:table-cell>
          <table:table-cell table:style-name="ce137" office:value-type="float" office:value="72" calcext:value-type="float">
            <text:p>7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528" calcext:value-type="float">
            <text:p>1,528</text:p>
          </table:table-cell>
          <table:table-cell table:style-name="ce130" office:value-type="float" office:value="13" calcext:value-type="float">
            <text:p>13</text:p>
          </table:table-cell>
          <table:table-cell table:style-name="ce130" office:value-type="float" office:value="55" calcext:value-type="float">
            <text:p>55</text:p>
          </table:table-cell>
          <table:table-cell table:style-name="ce143" office:value-type="float" office:value="1582" calcext:value-type="float">
            <text:p>1,582</text:p>
          </table:table-cell>
          <table:table-cell table:style-name="ce130" office:value-type="float" office:value="4" calcext:value-type="float">
            <text:p>4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8" calcext:value-type="float">
            <text:p>188</text:p>
          </table:table-cell>
          <table:table-cell table:style-name="ce133" office:value-type="float" office:value="183" calcext:value-type="float">
            <text:p>183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8" calcext:value-type="float">
            <text:p>178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85" calcext:value-type="float">
            <text:p>18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6" calcext:value-type="float">
            <text:p>86</text:p>
          </table:table-cell>
          <table:table-cell table:style-name="ce134" office:value-type="float" office:value="83" calcext:value-type="float">
            <text:p>83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4" calcext:value-type="float">
            <text:p>8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86" calcext:value-type="float">
            <text:p>8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2" calcext:value-type="float">
            <text:p>102</text:p>
          </table:table-cell>
          <table:table-cell table:style-name="ce134" office:value-type="float" office:value="100" calcext:value-type="float">
            <text:p>100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4" calcext:value-type="float">
            <text:p>94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06" calcext:value-type="float">
            <text:p>306</text:p>
          </table:table-cell>
          <table:table-cell table:style-name="ce133" office:value-type="float" office:value="292" calcext:value-type="float">
            <text:p>292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94" calcext:value-type="float">
            <text:p>29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301" calcext:value-type="float">
            <text:p>30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7" calcext:value-type="float">
            <text:p>167</text:p>
          </table:table-cell>
          <table:table-cell table:style-name="ce134" office:value-type="float" office:value="157" calcext:value-type="float">
            <text:p>157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0" calcext:value-type="float">
            <text:p>16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65" calcext:value-type="float">
            <text:p>16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9" calcext:value-type="float">
            <text:p>139</text:p>
          </table:table-cell>
          <table:table-cell table:style-name="ce134" office:value-type="float" office:value="135" calcext:value-type="float">
            <text:p>135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34" calcext:value-type="float">
            <text:p>13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36" calcext:value-type="float">
            <text:p>13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0" calcext:value-type="float">
            <text:p>190</text:p>
          </table:table-cell>
          <table:table-cell table:style-name="ce133" office:value-type="float" office:value="181" calcext:value-type="float">
            <text:p>181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8" calcext:value-type="float">
            <text:p>178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189" calcext:value-type="float">
            <text:p>18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5" calcext:value-type="float">
            <text:p>105</text:p>
          </table:table-cell>
          <table:table-cell table:style-name="ce134" office:value-type="float" office:value="99" calcext:value-type="float">
            <text:p>99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7" calcext:value-type="float">
            <text:p>97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04" calcext:value-type="float">
            <text:p>10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5" calcext:value-type="float">
            <text:p>85</text:p>
          </table:table-cell>
          <table:table-cell table:style-name="ce134" office:value-type="float" office:value="82" calcext:value-type="float">
            <text:p>82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1" calcext:value-type="float">
            <text:p>8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99" calcext:value-type="float">
            <text:p>799</text:p>
          </table:table-cell>
          <table:table-cell table:style-name="ce133" office:value-type="float" office:value="784" calcext:value-type="float">
            <text:p>784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65" calcext:value-type="float">
            <text:p>765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31" calcext:value-type="float">
            <text:p>31</text:p>
          </table:table-cell>
          <table:table-cell table:style-name="ce138" office:value-type="float" office:value="794" calcext:value-type="float">
            <text:p>79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09" calcext:value-type="float">
            <text:p>409</text:p>
          </table:table-cell>
          <table:table-cell table:style-name="ce134" office:value-type="float" office:value="403" calcext:value-type="float">
            <text:p>403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86" calcext:value-type="float">
            <text:p>38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1" calcext:value-type="float">
            <text:p>21</text:p>
          </table:table-cell>
          <table:table-cell table:style-name="ce139" office:value-type="float" office:value="405" calcext:value-type="float">
            <text:p>40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90" calcext:value-type="float">
            <text:p>390</text:p>
          </table:table-cell>
          <table:table-cell table:style-name="ce134" office:value-type="float" office:value="381" calcext:value-type="float">
            <text:p>381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79" calcext:value-type="float">
            <text:p>37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0" calcext:value-type="float">
            <text:p>10</text:p>
          </table:table-cell>
          <table:table-cell table:style-name="ce140" office:value-type="float" office:value="389" calcext:value-type="float">
            <text:p>38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83" calcext:value-type="float">
            <text:p>183</text:p>
          </table:table-cell>
          <table:table-cell table:style-name="ce133" office:value-type="float" office:value="168" calcext:value-type="float">
            <text:p>168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6" calcext:value-type="float">
            <text:p>17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81" calcext:value-type="float">
            <text:p>18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3" calcext:value-type="float">
            <text:p>93</text:p>
          </table:table-cell>
          <table:table-cell table:style-name="ce134" office:value-type="float" office:value="83" calcext:value-type="float">
            <text:p>83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9" calcext:value-type="float">
            <text:p>8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0" calcext:value-type="float">
            <text:p>90</text:p>
          </table:table-cell>
          <table:table-cell table:style-name="ce134" office:value-type="float" office:value="85" calcext:value-type="float">
            <text:p>85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7" calcext:value-type="float">
            <text:p>8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89" calcext:value-type="float">
            <text:p>8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81" calcext:value-type="float">
            <text:p>281</text:p>
          </table:table-cell>
          <table:table-cell table:style-name="ce133" office:value-type="float" office:value="258" calcext:value-type="float">
            <text:p>258</text:p>
          </table:table-cell>
          <table:table-cell table:style-name="ce138" office:value-type="float" office:value="23" calcext:value-type="float">
            <text:p>2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63" calcext:value-type="float">
            <text:p>263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279" calcext:value-type="float">
            <text:p>27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5" calcext:value-type="float">
            <text:p>145</text:p>
          </table:table-cell>
          <table:table-cell table:style-name="ce134" office:value-type="float" office:value="136" calcext:value-type="float">
            <text:p>136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5" calcext:value-type="float">
            <text:p>135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43" calcext:value-type="float">
            <text:p>14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6" calcext:value-type="float">
            <text:p>136</text:p>
          </table:table-cell>
          <table:table-cell table:style-name="ce134" office:value-type="float" office:value="122" calcext:value-type="float">
            <text:p>122</text:p>
          </table:table-cell>
          <table:table-cell table:style-name="ce139" office:value-type="float" office:value="14" calcext:value-type="float">
            <text:p>1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8" calcext:value-type="float">
            <text:p>1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36" calcext:value-type="float">
            <text:p>13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6" calcext:value-type="float">
            <text:p>196</text:p>
          </table:table-cell>
          <table:table-cell table:style-name="ce133" office:value-type="float" office:value="190" calcext:value-type="float">
            <text:p>190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5" calcext:value-type="float">
            <text:p>185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96" calcext:value-type="float">
            <text:p>19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9" calcext:value-type="float">
            <text:p>109</text:p>
          </table:table-cell>
          <table:table-cell table:style-name="ce134" office:value-type="float" office:value="106" calcext:value-type="float">
            <text:p>106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6" calcext:value-type="float">
            <text:p>10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109" calcext:value-type="float">
            <text:p>10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7" calcext:value-type="float">
            <text:p>87</text:p>
          </table:table-cell>
          <table:table-cell table:style-name="ce134" office:value-type="float" office:value="84" calcext:value-type="float">
            <text:p>84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9" calcext:value-type="float">
            <text:p>79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87" calcext:value-type="float">
            <text:p>8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39" calcext:value-type="float">
            <text:p>339</text:p>
          </table:table-cell>
          <table:table-cell table:style-name="ce133" office:value-type="float" office:value="314" calcext:value-type="float">
            <text:p>314</text:p>
          </table:table-cell>
          <table:table-cell table:style-name="ce138" office:value-type="float" office:value="25" calcext:value-type="float">
            <text:p>2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26" calcext:value-type="float">
            <text:p>32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335" calcext:value-type="float">
            <text:p>33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2" calcext:value-type="float">
            <text:p>152</text:p>
          </table:table-cell>
          <table:table-cell table:style-name="ce134" office:value-type="float" office:value="140" calcext:value-type="float">
            <text:p>140</text:p>
          </table:table-cell>
          <table:table-cell table:style-name="ce139" office:value-type="float" office:value="12" calcext:value-type="float">
            <text:p>1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6" calcext:value-type="float">
            <text:p>14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50" calcext:value-type="float">
            <text:p>15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7" calcext:value-type="float">
            <text:p>187</text:p>
          </table:table-cell>
          <table:table-cell table:style-name="ce134" office:value-type="float" office:value="174" calcext:value-type="float">
            <text:p>174</text:p>
          </table:table-cell>
          <table:table-cell table:style-name="ce139" office:value-type="float" office:value="13" calcext:value-type="float">
            <text:p>1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0" calcext:value-type="float">
            <text:p>18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85" calcext:value-type="float">
            <text:p>18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9" calcext:value-type="float">
            <text:p>109</text:p>
          </table:table-cell>
          <table:table-cell table:style-name="ce133" office:value-type="float" office:value="105" calcext:value-type="float">
            <text:p>105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7" calcext:value-type="float">
            <text:p>10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08" calcext:value-type="float">
            <text:p>10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8" calcext:value-type="float">
            <text:p>58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1" calcext:value-type="float">
            <text:p>51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0" calcext:value-type="float">
            <text:p>5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51" calcext:value-type="float">
            <text:p>5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5" calcext:value-type="float">
            <text:p>135</text:p>
          </table:table-cell>
          <table:table-cell table:style-name="ce133" office:value-type="float" office:value="128" calcext:value-type="float">
            <text:p>128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2" calcext:value-type="float">
            <text:p>13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35" calcext:value-type="float">
            <text:p>13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5" calcext:value-type="float">
            <text:p>65</text:p>
          </table:table-cell>
          <table:table-cell table:style-name="ce134" office:value-type="float" office:value="62" calcext:value-type="float">
            <text:p>62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5" calcext:value-type="float">
            <text:p>6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65" calcext:value-type="float">
            <text:p>6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0" calcext:value-type="float">
            <text:p>70</text:p>
          </table:table-cell>
          <table:table-cell table:style-name="ce134" office:value-type="float" office:value="66" calcext:value-type="float">
            <text:p>66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7" calcext:value-type="float">
            <text:p>6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70" calcext:value-type="float">
            <text:p>7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2" calcext:value-type="float">
            <text:p>82</text:p>
          </table:table-cell>
          <table:table-cell table:style-name="ce133" office:value-type="float" office:value="78" calcext:value-type="float">
            <text:p>78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1" calcext:value-type="float">
            <text:p>8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81" calcext:value-type="float">
            <text:p>8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2" calcext:value-type="float">
            <text:p>32</text:p>
          </table:table-cell>
          <table:table-cell table:style-name="ce134" office:value-type="float" office:value="30" calcext:value-type="float">
            <text:p>30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2" calcext:value-type="float">
            <text:p>3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2" calcext:value-type="float">
            <text:p>3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0" calcext:value-type="float">
            <text:p>50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9" calcext:value-type="float">
            <text:p>4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9" calcext:value-type="float">
            <text:p>4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3" calcext:value-type="float">
            <text:p>133</text:p>
          </table:table-cell>
          <table:table-cell table:style-name="ce133" office:value-type="float" office:value="127" calcext:value-type="float">
            <text:p>127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5" calcext:value-type="float">
            <text:p>125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30" calcext:value-type="float">
            <text:p>130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8" calcext:value-type="float">
            <text:p>68</text:p>
          </table:table-cell>
          <table:table-cell table:style-name="ce134" office:value-type="float" office:value="65" calcext:value-type="float">
            <text:p>65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2" calcext:value-type="float">
            <text:p>6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66" calcext:value-type="float">
            <text:p>6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5" calcext:value-type="float">
            <text:p>65</text:p>
          </table:table-cell>
          <table:table-cell table:style-name="ce134" office:value-type="float" office:value="62" calcext:value-type="float">
            <text:p>62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3" calcext:value-type="float">
            <text:p>6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7" calcext:value-type="float">
            <text:p>217</text:p>
          </table:table-cell>
          <table:table-cell table:style-name="ce133" office:value-type="float" office:value="208" calcext:value-type="float">
            <text:p>208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8" calcext:value-type="float">
            <text:p>208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213" calcext:value-type="float">
            <text:p>21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2" calcext:value-type="float">
            <text:p>112</text:p>
          </table:table-cell>
          <table:table-cell table:style-name="ce134" office:value-type="float" office:value="106" calcext:value-type="float">
            <text:p>106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9" calcext:value-type="float">
            <text:p>10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110" calcext:value-type="float">
            <text:p>11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5" calcext:value-type="float">
            <text:p>105</text:p>
          </table:table-cell>
          <table:table-cell table:style-name="ce134" office:value-type="float" office:value="102" calcext:value-type="float">
            <text:p>102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03" calcext:value-type="float">
            <text:p>10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7" calcext:value-type="float">
            <text:p>97</text:p>
          </table:table-cell>
          <table:table-cell table:style-name="ce133" office:value-type="float" office:value="92" calcext:value-type="float">
            <text:p>92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5" calcext:value-type="float">
            <text:p>9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95" calcext:value-type="float">
            <text:p>9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8" calcext:value-type="float">
            <text:p>58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7" calcext:value-type="float">
            <text:p>5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56" calcext:value-type="float">
            <text:p>5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9" calcext:value-type="float">
            <text:p>39</text:p>
          </table:table-cell>
          <table:table-cell table:style-name="ce134" office:value-type="float" office:value="35" calcext:value-type="float">
            <text:p>35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8" calcext:value-type="float">
            <text:p>3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39" calcext:value-type="float">
            <text:p>3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57" calcext:value-type="float">
            <text:p>57</text:p>
          </table:table-cell>
          <table:table-cell table:style-name="ce129" office:value-type="float" office:value="56" calcext:value-type="float">
            <text:p>56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3" calcext:value-type="float">
            <text:p>53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56" calcext:value-type="float">
            <text:p>56</text:p>
          </table:table-cell>
          <table:table-cell table:style-name="ce129" office:value-type="float" office:value="1" calcext:value-type="float">
            <text:p>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29" calcext:value-type="float">
            <text:p>29</text:p>
          </table:table-cell>
          <table:table-cell table:style-name="ce130" office:value-type="float" office:value="28" calcext:value-type="float">
            <text:p>28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8" calcext:value-type="float">
            <text:p>28</text:p>
          </table:table-cell>
          <table:table-cell table:style-name="ce130" office:value-type="float" office:value="28" calcext:value-type="float">
            <text:p>28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7" calcext:value-type="float">
            <text:p>27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27" calcext:value-type="float">
            <text:p>27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7" calcext:value-type="float">
            <text:p>47</text:p>
          </table:table-cell>
          <table:table-cell table:style-name="ce133" office:value-type="float" office:value="46" calcext:value-type="float">
            <text:p>46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4" calcext:value-type="float">
            <text:p>44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46" calcext:value-type="float">
            <text:p>4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3" calcext:value-type="float">
            <text:p>23</text:p>
          </table:table-cell>
          <table:table-cell table:style-name="ce134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1" calcext:value-type="float">
            <text:p>2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3" calcext:value-type="float">
            <text:p>2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4" calcext:value-type="float">
            <text:p>24</text:p>
          </table:table-cell>
          <table:table-cell table:style-name="ce134" office:value-type="float" office:value="24" calcext:value-type="float">
            <text:p>24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3" calcext:value-type="float">
            <text:p>2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3" calcext:value-type="float">
            <text:p>2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10" calcext:value-type="float">
            <text:p>10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6" calcext:value-type="float">
            <text:p>6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4" calcext:value-type="float">
            <text:p>4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47" meta:object-count="0"/>
    <meta:generator>LibreOffice/6.4.7.2$Linux_X86_64 LibreOffice_project/40$Build-2</meta:generator>
  </office:meta>
</office:document-meta>
</file>